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2846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52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  <style:style style:name="T20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f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3"/>
        <table:table-column table:style-name="co12" table:default-cell-style-name="ce52"/>
        <table:table-column table:style-name="co13" table:default-cell-style-name="ce58"/>
        <table:table-column table:style-name="co10" table:default-cell-style-name="ce58"/>
        <table:table-column table:style-name="co10" table:default-cell-style-name="ce44"/>
        <table:table-column table:style-name="co14" table:default-cell-style-name="ce43"/>
        <table:table-column table:style-name="co10" table:number-columns-repeated="250" table:default-cell-style-name="ce44"/>
        <table:table-row table:style-name="ro9">
          <table:table-cell table:style-name="ce39" office:value-type="string" table:number-columns-spanned="4" table:number-rows-spanned="1">
            <text:p><text:span text:style-name="T1">DMS Admin Check List</text:span></text:p>
            <text:p><text:span text:style-name="T2">Based on Product built version</text:span></text:p>
          </table:table-cell>
          <table:covered-table-cell table:style-name="ce40"/>
          <table:covered-table-cell table:style-name="ce57"/>
          <table:covered-table-cell table:style-name="ce57"/>
          <table:table-cell table:style-name="ce40"/>
          <table:table-cell table:style-name="ce44"/>
          <table:table-cell table:number-columns-repeated="250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FOL_01.001</text:p>
          </table:table-cell>
          <table:table-cell table:style-name="ce46" office:value-type="string">
            <text:p>Test Edit Folksonomy fu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FOL_01.002</text:p>
          </table:table-cell>
          <table:table-cell table:style-name="ce46" office:value-type="string">
            <text:p>Test Edit Folksonomy fu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3</text:p>
          </table:table-cell>
          <table:table-cell table:style-name="ce46" office:value-type="string">
            <text:p>Test Edit Folksonomy fu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4</text:p>
          </table:table-cell>
          <table:table-cell table:style-name="ce46" office:value-type="string">
            <text:p>Test Edit folklsonomy fu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FU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1">
          <table:table-cell office:value-type="string">
            <text:p>FU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FU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FU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FU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U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2" office:value-type="string">
            <text:p>FU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U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range' 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U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FOL_02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1014"/>
        </table:table-row>
        <table:table-row table:style-name="ro18">
          <table:table-cell table:style-name="ce63" table:formula="of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ax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U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Ontologies /Manage 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Ontologies /Manage 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U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U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Edit' icon corresponding with the permission of user/group you want to 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Edit' icon corresponding with the 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Delete' icon corresponding with taxonomy 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Management' icon </text:span></text:p>
            <text:p><text:span text:style-name="T6">- In 'Permission Management' form, click 'Delete' icon corresponding with 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Delete' icon corresponding with taxonomy 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U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 table:number-rows-repeated="19">
          <table:table-cell/>
          <table:table-cell table:style-name="Default"/>
          <table:table-cell table:number-columns-repeated="1022"/>
        </table:table-row>
        <table:table-row table:style-name="ro1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2" office:value-type="float" office:value="1">
            <text:p>001</text:p>
          </table:table-cell>
          <table:table-cell table:style-name="ce42" office:value-type="string">
            <text:p>FU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2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U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U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2];6;1)&gt;MID([.F61];6;1);&quot;&quot;;MAX([.A$7:.A61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5];6;1)&gt;MID([.F64];6;1);&quot;&quot;;MAX([.A$7:.A64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6];6;1)&gt;MID([.F65];6;1);&quot;&quot;;MAX([.A$7:.A65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8];6;1)&gt;MID([.F67];6;1);&quot;&quot;;MAX([.A$7:.A67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0];6;1)&gt;MID([.F69];6;1);&quot;&quot;;MAX([.A$7:.A69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2];6;1)&gt;MID([.F71];6;1);&quot;&quot;;MAX([.A$7:.A71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3];6;1)&gt;MID([.F72];6;1);&quot;&quot;;MAX([.A$7:.A72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4];6;1)&gt;MID([.F73];6;1);&quot;&quot;;MAX([.A$7:.A73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8];6;1)&gt;MID([.F77];6;1);&quot;&quot;;MAX([.A$7:.A77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82];6;1)&gt;MID([.F81];6;1);&quot;&quot;;MAX([.A$7:.A81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4];6;1)&gt;MID([.F83];6;1);&quot;&quot;;MAX([.A$7:.A83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5];6;1)&gt;MID([.F84];6;1);&quot;&quot;;MAX([.A$7:.A84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7];6;1)&gt;MID([.F86];6;1);&quot;&quot;;MAX([.A$7:.A86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8];6;1)&gt;MID([.F87];6;1);&quot;&quot;;MAX([.A$7:.A87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0];6;1)&gt;MID([.F89];6;1);&quot;&quot;;MAX([.A$7:.A89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 table:number-rows-repeated="309">
          <table:table-cell table:number-columns-repeated="22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U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U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U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 table:number-rows-repeated="278">
          <table:table-cell table:number-columns-repeated="224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U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U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U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 table:number-rows-repeated="310">
          <table:table-cell table:number-columns-repeated="224"/>
        </table:table-row>
        <table:table-row table:style-name="ro1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U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U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 table:number-rows-repeated="310">
          <table:table-cell table:number-columns-repeated="224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3" office:value-type="string">
            <text:p>FU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4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 table:number-rows-repeated="406">
          <table:table-cell table:number-columns-repeated="23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U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">
            <text:p>002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3">
            <text:p>003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4">
            <text:p>004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5">
            <text:p>005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6">
            <text:p>006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7">
            <text:p>007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8">
            <text:p>008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9">
            <text:p>009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0">
            <text:p>01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1">
            <text:p>011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2">
            <text:p>012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3">
            <text:p>013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15">
            <text:p>015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6">
            <text:p>016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7">
            <text:p>017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9">
            <text:p>019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0">
            <text:p>02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3">
            <text:p>023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4">
            <text:p>024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5">
            <text:p>025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6">
            <text:p>026</text:p>
          </table:table-cell>
          <table:table-cell table:style-name="ce42" office:value-type="string">
            <text:p>FU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7">
            <text:p>027</text:p>
          </table:table-cell>
          <table:table-cell table:style-name="ce43" office:value-type="string">
            <text:p>FU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43" office:value-type="string">
            <text:p>FU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9">
            <text:p>029</text:p>
          </table:table-cell>
          <table:table-cell table:style-name="ce43" office:value-type="string">
            <text:p>FU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U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7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1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 table:number-rows-repeated="437">
          <table:table-cell table:number-columns-repeated="234"/>
        </table:table-row>
        <table:table-row table:style-name="ro11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U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the first time you use this query to search, the result will be cached. At the second time you search using this query, it will show cached result. After </text:span><text:span text:style-name="T11">45 minutes,</text:span><text:span text:style-name="T12"> </text:span><text:span text:style-name="T13">the 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U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7">
          <table:table-cell table:style-name="ce63" table:formula="of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U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 table:number-rows-repeated="400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2" office:value-type="string">
            <text:p>FU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Scripts, select 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0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U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repository, select workspace, select </text:span><text:span text:style-name="T14">Browse Content is: “using a script”. Click on button [next]</text:span></text:p>
            <text:p><text:span text:style-name="T14">- form script config: select Script name which you created at step 3. Execute other selection and click on button save</text:span></text:p>
            <text:p><text:span text:style-name="T14">- select view mode 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U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U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 table:number-rows-repeated="424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U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 table:number-rows-repeated="450">
          <table:table-cell table:number-columns-repeated="230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0" table:number-columns-repeated="248" table:default-cell-style-name="ce44"/>
        <table:table-row table:style-name="ro14">
          <table:table-cell table:style-name="ce57"/>
          <table:table-cell table:style-name="ce130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57"/>
          <table:table-cell table:style-name="ce132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57"/>
          <table:table-cell table:style-name="ce132" office:value-type="string">
            <text:p>Total main cases:</text:p>
          </table:table-cell>
          <table:table-cell table:style-name="ce126" table:formula="of:=MAX([.A7:.A1006])" office:value-type="float" office:value="9" table:number-columns-spanned="3" table:number-rows-spanned="1">
            <text:p>9</text:p>
          </table:table-cell>
          <table:covered-table-cell table:style-name="ce135"/>
          <table:covered-table-cell table:style-name="ce135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129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4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table:number-columns-repeated="10"/>
          <table:table-cell table:style-name="ce137" table:number-columns-repeated="198"/>
          <table:table-cell table:style-name="ce138" table:number-columns-repeated="6"/>
          <table:table-cell table:style-name="ce57" table:number-columns-repeated="32"/>
        </table:table-row>
        <table:table-row table:style-name="ro13">
          <table:table-cell table:style-name="ce62" office:value-type="float" office:value="1">
            <text:p>001</text:p>
          </table:table-cell>
          <table:table-cell table:style-name="ce42" office:value-type="string">
            <text:p>FU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];6;1)&gt;MID([.F8];6;1);&quot;&quot;;MAX([.A$7:.A8])+1)">
            <text:p/>
          </table:table-cell>
          <table:table-cell office:value-type="string">
            <text:p>FUNC_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UNC_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1];6;1)&gt;MID([.F10];6;1);&quot;&quot;;MAX([.A$7:.A10])+1)">
            <text:p/>
          </table:table-cell>
          <table:table-cell office:value-type="string">
            <text:p>FUNC_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2];6;1)&gt;MID([.F11];6;1);&quot;&quot;;MAX([.A$7:.A11])+1)">
            <text:p/>
          </table:table-cell>
          <table:table-cell office:value-type="string">
            <text:p>FUNC_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UNC_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UNC_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FUNC_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FUNC_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UNC_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FUNC_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UNC_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FUNC_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UNC_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FUNC_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3];6;1)&gt;MID([.F22];6;1);&quot;&quot;;MAX([.A$7:.A22])+1)">
            <text:p/>
          </table:table-cell>
          <table:table-cell office:value-type="string">
            <text:p>FUNC_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UNC_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UNC_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FUNC_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27];6;1)&gt;MID([.F26];6;1);&quot;&quot;;MAX([.A$7:.A26])+1)">
            <text:p/>
          </table:table-cell>
          <table:table-cell office:value-type="string">
            <text:p>FUNC_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UNC_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FUNC_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0];6;1)&gt;MID([.F29];6;1);&quot;&quot;;MAX([.A$7:.A29])+1)">
            <text:p/>
          </table:table-cell>
          <table:table-cell office:value-type="string">
            <text:p>FUNC_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1];6;1)&gt;MID([.F30];6;1);&quot;&quot;;MAX([.A$7:.A30])+1)">
            <text:p/>
          </table:table-cell>
          <table:table-cell office:value-type="string">
            <text:p>FUNC_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UNC_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UNC_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FUNC_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5];6;1)&gt;MID([.F34];6;1);&quot;&quot;;MAX([.A$7:.A34])+1)">
            <text:p/>
          </table:table-cell>
          <table:table-cell office:value-type="string">
            <text:p>FUNC_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UNC_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FUNC_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8];6;1)&gt;MID([.F37];6;1);&quot;&quot;;MAX([.A$7:.A37])+1)">
            <text:p/>
          </table:table-cell>
          <table:table-cell office:value-type="string">
            <text:p>FUNC_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9];6;1)&gt;MID([.F38];6;1);&quot;&quot;;MAX([.A$7:.A38])+1)">
            <text:p/>
          </table:table-cell>
          <table:table-cell office:value-type="string">
            <text:p>FUNC_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0" table:default-cell-style-name="ce142"/>
        <table:table-column table:style-name="co41" table:default-cell-style-name="ce145"/>
        <table:table-column table:style-name="co42" table:default-cell-style-name="ce149"/>
        <table:table-column table:style-name="co43" table:default-cell-style-name="ce149"/>
        <table:table-column table:style-name="co10" table:default-cell-style-name="ce153"/>
        <table:table-column table:style-name="co10" table:number-columns-repeated="246" table:default-cell-style-name="ce90"/>
        <table:table-row table:style-name="ro27">
          <table:table-cell table:style-name="ce139" office:value-type="string" table:number-columns-spanned="4" table:number-rows-spanned="2">
            <text:p>DMS_Admin Functionalities List</text:p>
            <text:p><text:span text:style-name="T20">Based on document version: <text:s/></text:span></text:p>
            <text:p><text:span text:style-name="T20">Product version: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51" office:value-type="string" table:number-columns-spanned="1" table:number-rows-spanned="3">
            <text:p>Total cases</text:p>
          </table:table-cell>
          <table:table-cell table:style-name="ce141"/>
          <table:table-cell table:style-name="ce57" table:number-columns-repeated="245"/>
        </table:table-row>
        <table:table-row table:style-name="ro28">
          <table:covered-table-cell table:style-name="ce140"/>
          <table:covered-table-cell table:style-name="ce144"/>
          <table:covered-table-cell table:style-name="ce144"/>
          <table:covered-table-cell table:style-name="ce144"/>
          <table:covered-table-cell table:style-name="ce152"/>
          <table:table-cell table:style-name="ce141"/>
          <table:table-cell table:style-name="ce44" table:number-columns-repeated="245"/>
        </table:table-row>
        <table:table-row table:style-name="ro29">
          <table:table-cell table:style-name="ce141" office:value-type="string">
            <text:p>Id</text:p>
          </table:table-cell>
          <table:table-cell table:style-name="ce141" office:value-type="string">
            <text:p>Functional Group</text:p>
          </table:table-cell>
          <table:table-cell table:style-name="ce141" office:value-type="string">
            <text:p>Functionality</text:p>
          </table:table-cell>
          <table:table-cell table:style-name="ce141" office:value-type="string">
            <text:p>Functionality summary</text:p>
          </table:table-cell>
          <table:covered-table-cell table:style-name="ce152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11">
          <table:table-cell office:value-type="string">
            <text:p>FU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11">
          <table:table-cell office:value-type="string">
            <text:p>FUNC_ECMS_ADM_FOL_02</text:p>
          </table:table-cell>
          <table:table-cell table:style-name="ce146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12">
          <table:table-cell office:value-type="string">
            <text:p>FUNC_ECMS_ADM_TAX_01</text:p>
          </table:table-cell>
          <table:table-cell table:style-name="ce147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UNC_ECMS_ADM_TAX_02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UNC_ECMS_ADM_TAX_03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f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12">
          <table:table-cell office:value-type="string">
            <text:p>FUNC_ECMS_ADM_TAX_04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f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12">
          <table:table-cell office:value-type="string">
            <text:p>FU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UNC_ECMS_ADM_TEM_02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f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UNC_ECMS_ADM_TEM_03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U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MET_02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MET_03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12">
          <table:table-cell office:value-type="string">
            <text:p>FUNC_ECMS_ADM_VIE_02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UNC_ECMS_ADM_VIE_03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f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U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UNC_ECMS_ADM_DRI_02</text:p>
          </table:table-cell>
          <table:table-cell table:style-name="ce149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U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U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12">
          <table:table-cell office:value-type="string">
            <text:p>FUNC_ECMS_ADM_NOD_02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UNC_ECMS_ADM_NOD_03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12">
          <table:table-cell office:value-type="string">
            <text:p>FU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UNC_ECMS_ADM_QUE_02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QUE_03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UNC_ECMS_ADM_SCR_02</text:p>
          </table:table-cell>
          <table:table-cell table:style-name="ce149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f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30">
          <table:table-cell office:value-type="string">
            <text:p>FU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office:value-type="string">
            <text:p>FU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31">
          <table:table-cell office:value-type="string">
            <text:p>FUNC_ECMS_ADM_UCL_02</text:p>
          </table:table-cell>
          <table:table-cell table:style-name="ce146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32">
          <table:table-cell table:style-name="ce143" office:value-type="string" table:number-columns-spanned="4" table:number-rows-spanned="1">
            <text:p>Total</text:p>
          </table:table-cell>
          <table:covered-table-cell table:style-name="ce150"/>
          <table:covered-table-cell table:style-name="ce150"/>
          <table:covered-table-cell table:style-name="ce150"/>
          <table:table-cell table:style-name="ce150" table:formula="of:=SUM([.E4:.E32])" office:value-type="float" office:value="229">
            <text:p>229</text:p>
          </table:table-cell>
          <table:table-cell table:number-columns-repeated="246"/>
        </table:table-row>
        <table:table-row table:style-name="ro32" table:number-rows-repeated="4">
          <table:table-cell table:style-name="ce44"/>
          <table:table-cell table:style-name="Default" table:number-columns-repeated="250"/>
        </table:table-row>
        <table:table-row table:style-name="ro32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3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uan Nguyen</meta:initial-creator>
    <meta:creation-date>2008-10-28T10:56:09</meta:creation-date>
    <dc:date>2010-12-27T14:39:19</dc:date>
    <dc:language>en-US</dc:language>
    <meta:editing-cycles>259</meta:editing-cycles>
    <meta:editing-duration>PT75H46M23S</meta:editing-duration>
    <dc:creator>hanhly </dc:creator>
    <meta:document-statistic meta:table-count="15" meta:cell-count="7861" meta:object-count="1"/>
    <meta:user-defined meta:name="Info 1"/>
    <meta:user-defined meta:name="Info 2"/>
    <meta:user-defined meta:name="Info 3"/>
    <meta:user-defined meta:name="Info 4"/>
  </office:meta>
</office:document-meta>
</file>